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0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name-complex="OpenSymbol"/>
    </style:style>
    <style:style style:name="T9" style:family="text">
      <style:text-properties style:font-name="Times New Roman" style:font-name-asian="OpenSymbol" style:font-size-asian="8.75pt" style:font-name-complex="OpenSymbol"/>
    </style:style>
    <style:style style:name="T10" style:family="text">
      <style:text-properties style:font-name="Times New Roman" style:font-name-asian="Verdana" style:font-name-complex="Verdana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T13" style:family="text">
      <style:text-properties style:language-complex="ar" style:country-complex="S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use-window-font-color="true" style:font-name-asian="Times New Roman" style:font-name-complex="Times New Roman" style:language-complex="ar" style:country-complex="SA"/>
    </style:style>
    <style:style style:name="T16" style:family="text">
      <style:text-properties style:font-name="OpenSymbol" fo:font-size="15pt" style:font-name-asian="OpenSymbol" style:font-size-asian="15pt" style:font-name-complex="OpenSymbol" style:font-size-complex="15pt"/>
    </style:style>
    <style:style style:name="T17" style:family="text">
      <style:text-properties fo:color="#ff0000" fo:font-size="11pt" style:font-size-asian="11pt" style:font-size-complex="11pt"/>
    </style:style>
    <style:style style:name="T18" style:family="text">
      <style:text-properties fo:color="#ff0000" fo:font-size="11pt" style:font-name-asian="Tahoma" style:font-size-asian="11pt" style:font-name-complex="Tahoma" style:font-size-complex="11pt"/>
    </style:style>
    <style:style style:name="T19" style:family="text">
      <style:text-properties style:font-name-asian="OpenSymbol" style:font-name-complex="OpenSymbol"/>
    </style:style>
    <style:style style:name="T20" style:family="text">
      <style:text-properties fo:color="#000000" style:font-name-asian="OpenSymbol" style:font-name-complex="OpenSymbol"/>
    </style:style>
    <style:style style:name="T21" style:family="text">
      <style:text-properties fo:color="#000000" style:font-name-asian="Verdana" style:font-name-complex="Verdana"/>
    </style:style>
    <style:style style:name="T22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23" style:family="text">
      <style:text-properties fo:color="#000000" fo:font-size="12pt" style:font-name-asian="Tahoma" style:font-size-asian="12pt" style:font-name-complex="Tahoma" style:font-size-complex="12pt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5">Os bens Patrimoniais devem possuir um ou mais autores que foram responsáveis pela produção/construção daquele item. Quando não é possível <text:span text:style-name="T13">identificar</text:span> ou <text:span text:style-name="T13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11"><text:tab/></text:span>Catalogador: C<text:span text:style-name="T5">adastra, exclui e altera os dados de qualquer <text:s/>autor.</text:span></text:p>
      <text:h text:style-name="P26" text:outline-level="1">Pré-condições</text:h>
      <text:p text:style-name="P15">O usuário estar logado no sistema.</text:p>
      <text:h text:style-name="P26" text:outline-level="1">Fluxo Básico de eventos</text:h>
      <text:list xml:id="list659041702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 <text:s text:c="6"/></text:p>
          <text:p text:style-name="P24">- campo “Data de Óbito” <text:s text:c="87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6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7"/>
      <text:p text:style-name="P17">Fluxo Alternativo 2</text:p>
      <text:p text:style-name="P17"/>
      <text:p text:style-name="P16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0"><text:s/>1. <text:s/>O sistema exibe a mensagem:</text:p>
      <text:p text:style-name="P21">“O campo &lt;nome do campo&gt; não foi preenchido”;</text:p>
      <text:p text:style-name="P17"><text:soft-page-break/><text:tab/> <text:s text:c="6"/>2. O caso de uso retorna ao passo 1 do fluxo básico.</text:p>
      <text:p text:style-name="P17"/>
      <text:p text:style-name="P17">Fluxo Alternativo 3</text:p>
      <text:p text:style-name="P17"/>
      <text:p text:style-name="P17"><text:tab/><text:span text:style-name="T15">Se no passo 2 do fluxo básico o usuário tiver selecionado a opção 'Outras' em Tipo de Autoria <text:tab/>ou Função ou atividade e clicar em 'Salvar' sem especificar qual o tipo de autoria ou Função</text:span></text:p>
      <text:p text:style-name="P9"><text:tab/>1. O sistema exibe mensagem 'Autoria/Função não especificada'.</text:p>
      <text:p text:style-name="P18"><text:tab/>2. O sistema retorna ao passo 1 do fluxo básico.</text:p>
      <text:h text:style-name="P26" text:outline-level="1">Pós-condições</text:h>
      <text:p text:style-name="Standard"><text:span text:style-name="T14"><text:tab/></text:span><text:span text:style-name="T2">Fluxo Básico: Um novo autor relacionado com aquele item está cadastrado no sistema.</text:span></text:p>
      <text:p text:style-name="P3"><text:tab/>Fluxo Alternativo 1: <text:span text:style-name="T12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22"><text:span text:style-name="T22">FUNÇÃO OU ATIVIDADE :</text:span><text:span text:style-name="T23"> </text:span><text:span text:style-name="T18"><text:s/></text:span></text:p>
      <text:p text:style-name="P12"/>
      <text:p text:style-name="P10"><text:span text:style-name="T9">- </text:span><text:span text:style-name="T6">Adaptador</text:span></text:p>
      <text:p text:style-name="P11"><text:span text:style-name="T19">- </text:span>Arquiteto</text:p>
      <text:p text:style-name="P11"><text:span text:style-name="T19">- </text:span>Arranjador</text:p>
      <text:p text:style-name="P11"><text:span text:style-name="T19">- </text:span>Classificador</text:p>
      <text:p text:style-name="P11"><text:span text:style-name="T19">- </text:span>Comentador</text:p>
      <text:p text:style-name="P11"><text:span text:style-name="T19">- </text:span>Compilador</text:p>
      <text:p text:style-name="P11"><text:span text:style-name="T19">- </text:span>Cozinheiro</text:p>
      <text:p text:style-name="P11"><text:span text:style-name="T19">- </text:span>Desenhista</text:p>
      <text:p text:style-name="P11"><text:span text:style-name="T19">- </text:span>Engenheiro</text:p>
      <text:p text:style-name="P11"><text:span text:style-name="T19">- </text:span>Escritor</text:p>
      <text:p text:style-name="P11"><text:span text:style-name="T19">- </text:span>Escultor</text:p>
      <text:p text:style-name="P11"><text:span text:style-name="T19">- </text:span>Financiador</text:p>
      <text:p text:style-name="P11"><text:span text:style-name="T19">- </text:span>Fotógrafo</text:p>
      <text:p text:style-name="P11"><text:span text:style-name="T19">- </text:span>Horticultor</text:p>
      <text:p text:style-name="P11"><text:span text:style-name="T19">- </text:span>Ilustrador</text:p>
      <text:p text:style-name="P11"><text:span text:style-name="T19">- </text:span>Intérprete (Para Som)</text:p>
      <text:p text:style-name="P11"><text:span text:style-name="T19">- </text:span>Jardineiro</text:p>
      <text:p text:style-name="P11"><text:span text:style-name="T19">- </text:span>Pintor</text:p>
      <text:p text:style-name="P11"><text:span text:style-name="T19">- </text:span>Relator</text:p>
      <text:p text:style-name="P11"><text:span text:style-name="T19">- </text:span>Relator</text:p>
      <text:p text:style-name="P11"><text:span text:style-name="T19">- </text:span>Revisor</text:p>
      <text:p text:style-name="P11"><text:span text:style-name="T19">- </text:span>Roteirista</text:p>
      <text:p text:style-name="P7"><text:span text:style-name="T20">- </text:span><text:span text:style-name="T21">Outras (especificar)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4</meta:editing-cycles>
    <meta:editing-duration>PT3H31M11S</meta:editing-duration>
    <meta:generator>LibreOffice/3.5$Linux_X86_64 LibreOffice_project/350m1$Build-2</meta:generator>
    <dc:date>2012-08-11T18:46:45</dc:date>
    <dc:creator>Thais </dc:creator>
    <meta:document-statistic meta:table-count="2" meta:image-count="1" meta:object-count="0" meta:page-count="2" meta:paragraph-count="68" meta:word-count="472" meta:character-count="2481" meta:non-whitespace-character-count="2395"/>
  </office:meta>
</office:document-meta>
</file>